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number:date-style style:name="N15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boolean-style style:name="N20099" number:language="pt" number:country="PT">
      <number:boolean/>
    </number:boolean-style>
    <style:style style:name="ce1" style:family="table-cell" style:parent-style-name="Default" style:data-style-name="N5106"/>
    <style:style style:name="ce2" style:family="table-cell" style:parent-style-name="Default" style:data-style-name="N108"/>
    <style:style style:name="ce3" style:family="table-cell" style:parent-style-name="Default" style:data-style-name="N5"/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2"/>
    <style:style style:name="ce7" style:family="table-cell" style:parent-style-name="Default" style:data-style-name="N110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10" style:family="table-cell" style:parent-style-name="Default" style:data-style-name="N116"/>
    <style:style style:name="ce11" style:family="table-cell" style:parent-style-name="Default" style:data-style-name="N117"/>
    <style:style style:name="ce12" style:family="table-cell" style:parent-style-name="Default" style:data-style-name="N10076"/>
    <style:style style:name="ce13" style:family="table-cell" style:parent-style-name="Default" style:data-style-name="N15079"/>
    <style:style style:name="ce14" style:family="table-cell" style:parent-style-name="Default" style:data-style-name="N118"/>
    <style:style style:name="ce15" style:family="table-cell" style:parent-style-name="Default" style:data-style-name="N41"/>
    <style:style style:name="ce16" style:family="table-cell" style:parent-style-name="Default" style:data-style-name="N123"/>
    <style:style style:name="ce17" style:family="table-cell" style:parent-style-name="Default" style:data-style-name="N20099"/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5">
            <text:p>01</text:p>
          </table:table-cell>
          <table:table-cell office:value-type="string">
            <text:p>round to int with at least 2 digits</text:p>
          </table:table-cell>
          <table:table-cell/>
        </table:table-row>
        <table:table-row table:style-name="ro1">
          <table:table-cell table:style-name="ce2" office:value-type="float" office:value="0.5">
            <text:p>0,500</text:p>
          </table:table-cell>
          <table:table-cell office:value-type="string">
            <text:p>3 decimals</text:p>
          </table:table-cell>
          <table:table-cell/>
        </table:table-row>
        <table:table-row table:style-name="ro1">
          <table:table-cell table:style-name="Default" table:formula="of:=1/3" office:value-type="float" office:value="0.333333333333333">
            <text:p>0,3333333333</text:p>
          </table:table-cell>
          <table:table-cell office:value-type="string">
            <text:p>default</text:p>
          </table:table-cell>
          <table:table-cell/>
        </table:table-row>
        <table:table-row table:style-name="ro1">
          <table:table-cell table:style-name="ce3" office:value-type="float" office:value="1234567">
            <text:p>1 234 567,00</text:p>
          </table:table-cell>
          <table:table-cell office:value-type="string">
            <text:p>grouping</text:p>
          </table:table-cell>
          <table:table-cell/>
        </table:table-row>
        <table:table-row table:style-name="ro1">
          <table:table-cell table:style-name="ce4" office:value-type="float" office:value="1234">
            <text:p>1,23E+003</text:p>
          </table:table-cell>
          <table:table-cell office:value-type="string">
            <text:p>scientific number (3 digits)</text:p>
          </table:table-cell>
          <table:table-cell/>
        </table:table-row>
        <table:table-row table:style-name="ro1">
          <table:table-cell table:style-name="ce5" office:value-type="float" office:value="0.0123">
            <text:p>1,23E-02</text:p>
          </table:table-cell>
          <table:table-cell office:value-type="string">
            <text:p>scientific number (2 digits)</text:p>
          </table:table-cell>
          <table:table-cell/>
        </table:table-row>
        <table:table-row table:style-name="ro1">
          <table:table-cell table:style-name="ce6" table:formula="of:=1234" office:value-type="float" office:value="1234">
            <text:p>1234,00 is a number</text:p>
          </table:table-cell>
          <table:table-cell office:value-type="string">
            <text:p>number with text</text:p>
          </table:table-cell>
          <table:table-cell/>
        </table:table-row>
        <table:table-row table:style-name="ro1">
          <table:table-cell table:style-name="ce7" office:value-type="percentage" office:value="0.123">
            <text:p>%12,30</text:p>
          </table:table-cell>
          <table:table-cell office:value-type="string">
            <text:p>percent</text:p>
          </table:table-cell>
          <table:table-cell/>
        </table:table-row>
        <table:table-row table:style-name="ro1">
          <table:table-cell table:style-name="ce8" office:value-type="string" office:string-value="O">
            <text:p>avant O <text:s text:c="2"/>après</text:p>
          </table:table-cell>
          <table:table-cell office:value-type="string">
            <text:p>ATTN only works with 1 char</text:p>
          </table:table-cell>
          <table:table-cell/>
        </table:table-row>
        <table:table-row table:style-name="ro1">
          <table:table-cell table:style-name="ce9" office:value-type="currency" office:currency="EUR" office:value="-100.01">
            <text:p>-100,01 €</text:p>
          </table:table-cell>
          <table:table-cell office:value-type="string">
            <text:p>currency default</text:p>
          </table:table-cell>
          <table:table-cell/>
        </table:table-row>
        <table:table-row table:style-name="ro1">
          <table:table-cell table:style-name="ce10" office:value-type="currency" office:currency="GBP" office:value="-50.23">
            <text:p>-£50,23</text:p>
          </table:table-cell>
          <table:table-cell office:value-type="string">
            <text:p>current England</text:p>
          </table:table-cell>
          <table:table-cell table:style-name="ce10" office:value-type="currency" office:currency="GBP" office:value="12.35">
            <text:p>£12,35</text:p>
          </table:table-cell>
        </table:table-row>
        <table:table-row table:style-name="ro1">
          <table:table-cell table:style-name="ce11" table:formula="of:=NOW()" office:value-type="date" office:date-value="2012-12-06T11:35:46.69">
            <text:p>06/12/2012 11:35:46,69</text:p>
          </table:table-cell>
          <table:table-cell office:value-type="string">
            <text:p>date time</text:p>
          </table:table-cell>
          <table:table-cell/>
        </table:table-row>
        <table:table-row table:style-name="ro2">
          <table:table-cell table:style-name="ce12" table:formula="of:=NOW()" office:value-type="date" office:date-value="2012-12-06T11:35:46.69">
            <text:p>6 ธันวาคม 2555</text:p>
          </table:table-cell>
          <table:table-cell office:value-type="string">
            <text:p>Thai date</text:p>
          </table:table-cell>
          <table:table-cell/>
        </table:table-row>
        <table:table-row table:style-name="ro1">
          <table:table-cell table:style-name="ce13" table:formula="of:=NOW()" office:value-type="date" office:date-value="2012-12-06T11:35:46.69">
            <text:p>Thursday 6 December 2012</text:p>
          </table:table-cell>
          <table:table-cell office:value-type="string">
            <text:p>Gregorian calendar</text:p>
          </table:table-cell>
          <table:table-cell/>
        </table:table-row>
        <table:table-row table:style-name="ro1">
          <table:table-cell table:style-name="ce14" office:value-type="time" office:time-value="PT56H05M02.47S">
            <text:p>56:5:02,5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table:style-name="ce15"/>
          <table:table-cell office:value-type="string">
            <text:p>Empty cell with a format</text:p>
          </table:table-cell>
          <table:table-cell/>
        </table:table-row>
        <table:table-row table:style-name="ro3">
          <table:table-cell table:style-name="ce16" office:value-type="float" office:value="12.34321">
            <text:p>12,34</text:p>
          </table:table-cell>
          <table:table-cell office:value-type="string">
            <text:p>default between 0 &amp; 1</text:p>
          </table:table-cell>
          <table:table-cell/>
        </table:table-row>
        <table:table-row table:style-name="ro1">
          <table:table-cell table:style-name="ce17" table:formula="of:=1" office:value-type="boolean" office:boolean-value="true">
            <text:p>VERDADEIRO</text:p>
          </table:table-cell>
          <table:table-cell office:value-type="string">
            <text:p>bool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0" number:min-integer-digits="2"/>
    </number:number-style>
    <number:percentage-style style:name="N110">
      <number:text>%</number:text>
      <number:number number:decimal-places="2" number:min-integer-digits="1"/>
    </number:percentage-style>
    <number:number-style style:name="N111">
      <number:number number:decimal-places="2" number:min-integer-digits="1" number:display-factor="1000"/>
      <number:text>  is a number</number:text>
    </number:number-style>
    <number:number-style style:name="N112">
      <number:number number:decimal-places="2" number:min-integer-digits="1"/>
      <number:text> is a number</number:text>
    </number:number-style>
    <number:text-style style:name="N113">
      <number:text>avant </number:text>
      <number:text-content/>
      <number:text>   après</number:text>
    </number:text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18" number:truncate-on-overflow="false">
      <number:hours number:style="long"/>
      <number:text>:</number:text>
      <number:minutes/>
      <number:text>:</number:text>
      <number:seconds number:style="long" number:decimal-places="1"/>
    </number:time-style>
    <number:number-style style:name="N119P0" style:volatile="true">
      <number:number number:decimal-places="2" number:min-integer-digits="1"/>
    </number:number-style>
    <number:number-style style:name="N119P1" style:volatile="true">
      <number:number number:decimal-places="0" number:min-integer-digits="1"/>
    </number:number-style>
    <number:number-style style:name="N119">
      <number:number number:min-integer-digits="1"/>
      <number:text/>
      <style:map style:condition="value()&lt;0" style:apply-style-name="N119P0"/>
      <style:map style:condition="value()&gt;0" style:apply-style-name="N119P1"/>
    </number:number-style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2" number:min-integer-digits="1"/>
    </number:number-style>
    <number:number-style style:name="N120">
      <number:number number:min-integer-digits="1"/>
      <number:text/>
      <style:map style:condition="value()&lt;0" style:apply-style-name="N120P0"/>
      <style:map style:condition="value()&gt;0" style:apply-style-name="N120P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P0" style:volatile="true">
      <number:number number:decimal-places="0" number:min-integer-digits="1"/>
    </number:number-style>
    <number:number-style style:name="N122P1" style:volatile="true">
      <number:number number:decimal-places="2" number:min-integer-digits="1"/>
    </number:number-style>
    <number:number-style style:name="N122">
      <number:number number:min-integer-digits="1"/>
      <number:text/>
      <style:map style:condition="value()&lt;0" style:apply-style-name="N122P0"/>
      <style:map style:condition="value()&gt;2" style:apply-style-name="N122P1"/>
    </number:number-style>
    <number:number-style style:name="N123P0" style:volatile="true">
      <number:number number:decimal-places="0" number:min-integer-digits="1"/>
    </number:number-style>
    <number:number-style style:name="N123P1" style:volatile="true">
      <number:number number:decimal-places="2" number:min-integer-digits="1"/>
    </number:number-style>
    <number:number-style style:name="N123">
      <number:number number:min-integer-digits="1"/>
      <number:text/>
      <style:map style:condition="value()&lt;0" style:apply-style-name="N123P0"/>
      <style:map style:condition="value()&gt;=1" style:apply-style-name="N123P1"/>
    </number:number-style>
    <number:number-style style:name="N5106" number:language="de" number:country="DE">
      <number:number number:decimal-places="0" number:min-integer-digits="2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 style:data-style-name="N2" text:time-value="0000-00-00T11:19:22.8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  <meta:creation-date>2011-08-18T14:24:40.28</meta:creation-date>
    <dc:date>2012-12-06T11:35:50.91</dc:date>
    <meta:editing-duration>PT12H48M5S</meta:editing-duration>
    <meta:editing-cycles>43</meta:editing-cycles>
    <meta:generator>LibreOffice/3.6$Windows_x86 LibreOffice_project/58f22d5-270d05a-e2abed1-ea17a85-9b5702</meta:generator>
    <dc:description>20120330: changed locale of A1 to german</dc:description>
    <meta:document-statistic meta:table-count="1" meta:cell-count="36" meta:object-count="0"/>
  </office:meta>
</office:document-meta>
</file>